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dd58a" draw:textarea-horizontal-align="justify" draw:textarea-vertical-align="middle" draw:auto-grow-height="false" fo:min-height="0.893cm" fo:min-width="5.24cm"/>
    </style:style>
    <style:style style:name="gr2" style:family="graphic" style:parent-style-name="standard">
      <style:graphic-properties draw:fill-color="#bcaed5" draw:textarea-horizontal-align="justify" draw:textarea-vertical-align="middle" draw:auto-grow-height="false" fo:min-height="0.831cm" fo:min-width="6.691cm"/>
    </style:style>
    <style:style style:name="gr3" style:family="graphic" style:parent-style-name="standard">
      <style:graphic-properties draw:fill-color="#dfcce4" draw:opacity="50%" draw:textarea-horizontal-align="justify" draw:textarea-vertical-align="middle" draw:auto-grow-height="false" fo:min-height="1.147cm" fo:min-width="3.437cm"/>
    </style:style>
    <style:style style:name="gr4" style:family="graphic" style:parent-style-name="standard">
      <style:graphic-properties draw:fill-color="#f58220" draw:opacity="100%" draw:textarea-horizontal-align="justify" draw:textarea-vertical-align="middle" draw:auto-grow-height="false" fo:min-height="1.147cm" fo:min-width="3.437cm"/>
    </style:style>
    <style:style style:name="gr5" style:family="graphic" style:parent-style-name="standard">
      <style:graphic-properties draw:fill-color="#adc5e7" draw:opacity="50%" draw:textarea-horizontal-align="justify" draw:textarea-vertical-align="middle" draw:auto-grow-height="false" fo:min-height="1.147cm" fo:min-width="3.4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</style:style>
    <style:style style:name="gr9" style:family="graphic" style:parent-style-name="standard">
      <style:graphic-properties draw:fill-color="#666666" draw:textarea-horizontal-align="justify" draw:textarea-vertical-align="middle" draw:auto-grow-height="false" fo:min-height="0.751cm" fo:min-width="0.199cm"/>
    </style:style>
    <style:style style:name="gr10" style:family="graphic" style:parent-style-name="standard">
      <style:graphic-properties draw:fill-color="#fff200" draw:opacity="100%" draw:textarea-horizontal-align="justify" draw:textarea-vertical-align="middle" draw:auto-grow-height="false" fo:min-height="1.147cm" fo:min-width="3.437cm"/>
    </style:style>
    <style:style style:name="P1" style:family="paragraph">
      <style:paragraph-properties fo:text-align="center"/>
    </style:style>
    <style:style style:name="P2" style:family="paragraph">
      <loext:graphic-properties draw:fill-color="#add58a"/>
      <style:paragraph-properties fo:text-align="center"/>
      <style:text-properties fo:font-size="22pt" fo:font-weight="bold" style:font-size-asian="22pt" style:font-size-complex="22pt"/>
    </style:style>
    <style:style style:name="P3" style:family="paragraph">
      <loext:graphic-properties draw:fill-color="#bcaed5"/>
      <style:paragraph-properties fo:text-align="center"/>
      <style:text-properties fo:font-size="22pt" fo:font-weight="bold" style:font-size-asian="22pt" style:font-size-complex="22pt"/>
    </style:style>
    <style:style style:name="P4" style:family="paragraph">
      <loext:graphic-properties draw:fill-color="#dfcce4" draw:opacity="50%"/>
      <style:paragraph-properties fo:text-align="center"/>
    </style:style>
    <style:style style:name="P5" style:family="paragraph">
      <loext:graphic-properties draw:fill-color="#f58220" draw:opacity="100%"/>
      <style:paragraph-properties fo:text-align="center"/>
    </style:style>
    <style:style style:name="P6" style:family="paragraph">
      <loext:graphic-properties draw:fill-color="#adc5e7" draw:opacity="50%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P8" style:family="paragraph">
      <loext:graphic-properties draw:fill-color="#666666"/>
      <style:paragraph-properties fo:text-align="center"/>
    </style:style>
    <style:style style:name="P9" style:family="paragraph">
      <loext:graphic-properties draw:fill-color="#fff200" draw:opacity="100%"/>
      <style:paragraph-properties fo:text-align="center"/>
    </style:style>
    <style:style style:name="T1" style:family="text">
      <style:text-properties fo:font-size="22pt" fo:font-weight="bold" style:font-size-asian="22pt" style:font-size-complex="22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4cm" svg:height="1.143cm" svg:x="8.087cm" svg:y="1.508cm">
          <text:p text:style-name="P1"><text:span text:style-name="T1">I am a </text:span><text:span text:style-name="T1">stud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191cm" svg:height="1.081cm" svg:x="8.033cm" svg:y="4.556cm">
          <text:p text:style-name="P1"><text:span text:style-name="T1">Soy una </text:span><text:span text:style-name="T1">estudian</text:span><text:span text:style-name="T1">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937cm" svg:height="1.397cm" svg:x="11.723cm" svg:y="7.377cm">
          <text:p text:style-name="P1">estudian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15.724cm" svg:y="7.35cm">
          <text:p text:style-name="P1">so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19.688cm" svg:y="7.35cm">
          <text:p text:style-name="P1">un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397cm" svg:x="11.75cm" svg:y="8.79cm">
          <text:p text:style-name="P1">1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5.75cm" svg:y="8.7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9.75cm" svg:y="8.7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7.77cm" svg:y="8.79cm">
          <text:p text:style-name="P1">estudian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7.77cm" svg:y="10.243cm">
          <text:p text:style-name="P1">so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7.77cm" svg:y="11.61cm">
          <text:p text:style-name="P1">un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1.75cm" svg:y="10.1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397cm" svg:x="15.75cm" svg:y="10.19cm">
          <text:p text:style-name="P1">1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9.75cm" svg:y="10.1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1.75cm" svg:y="11.5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5.75cm" svg:y="11.5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937cm" svg:height="1.397cm" svg:x="19.75cm" svg:y="11.59cm">
          <text:p text:style-name="P1">1.0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399cm" svg:height="1.119cm" svg:x="2.27cm" svg:y="1.532cm">
          <draw:text-box>
            <text:p><text:span text:style-name="T2">Input</text:span></text:p>
          </draw:text-box>
        </draw:frame>
        <draw:frame draw:style-name="gr7" draw:text-style-name="P7" draw:layer="layout" svg:width="3.937cm" svg:height="1.246cm" svg:x="2.27cm" svg:y="4.518cm">
          <draw:text-box>
            <text:p><text:span text:style-name="T2">Output</text:span></text:p>
          </draw:text-box>
        </draw:frame>
        <draw:frame draw:style-name="gr8" draw:text-style-name="P7" draw:layer="layout" svg:width="4.572cm" svg:height="4.591cm" svg:x="2.397cm" svg:y="9.382cm">
          <draw:text-box>
            <text:p><text:span text:style-name="T2">Expected</text:span></text:p>
            <text:p><text:span text:style-name="T2">Output</text:span></text:p>
            <text:p><text:span text:style-name="T2"/></text:p>
            <text:p><text:span text:style-name="T2">(one hot</text:span></text:p>
            <text:p><text:span text:style-name="T2">encoded)</text:span></text:p>
          </draw:text-box>
        </draw:frame>
        <draw:custom-shape draw:style-name="gr9" draw:text-style-name="P8" draw:layer="layout" svg:width="1.397cm" svg:height="1.143cm" svg:x="9.89cm" svg:y="3.03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4" draw:layer="layout" svg:width="3.937cm" svg:height="1.397cm" svg:x="11.723cm" svg:y="15.877cm">
          <text:p text:style-name="P1">estudian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15.624cm" svg:y="15.85cm">
          <text:p text:style-name="P1">so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19.588cm" svg:y="15.85cm">
          <text:p text:style-name="P1">una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37cm" svg:height="1.397cm" svg:x="11.75cm" svg:y="17.29cm">
          <text:p text:style-name="P1">0.9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5.65cm" svg:y="17.2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9.65cm" svg:y="17.29cm">
          <text:p text:style-name="P1">0.0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7.77cm" svg:y="17.29cm">
          <text:p text:style-name="P1">estudiant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7.77cm" svg:y="18.743cm">
          <text:p text:style-name="P1">soy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937cm" svg:height="1.397cm" svg:x="7.77cm" svg:y="20.11cm">
          <text:p text:style-name="P1">una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1.75cm" svg:y="18.69cm">
          <text:p text:style-name="P1">0.03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37cm" svg:height="1.397cm" svg:x="15.65cm" svg:y="18.69cm">
          <text:p text:style-name="P1">0.87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9.65cm" svg:y="18.69cm">
          <text:p text:style-name="P1">0.1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1.75cm" svg:y="20.09cm">
          <text:p text:style-name="P1">0.0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937cm" svg:height="1.397cm" svg:x="15.65cm" svg:y="20.09cm">
          <text:p text:style-name="P1">0.08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3.937cm" svg:height="1.397cm" svg:x="19.65cm" svg:y="20.09cm">
          <text:p text:style-name="P1">0.92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4.572cm" svg:height="4.591cm" svg:x="2.397cm" svg:y="17.082cm">
          <draw:text-box>
            <text:p><text:span text:style-name="T2">Predicted</text:span></text:p>
            <text:p><text:span text:style-name="T2">Output</text:span></text:p>
            <text:p><text:span text:style-name="T2"/></text:p>
            <text:p><text:span text:style-name="T2">(softmax</text:span></text:p>
            <text:p><text:span text:style-name="T2">encode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4.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2:19:53.631270822</meta:creation-date>
    <dc:date>2020-10-02T23:56:41.539891759</dc:date>
    <meta:editing-duration>PT40M18S</meta:editing-duration>
    <meta:editing-cycles>15</meta:editing-cycles>
    <meta:generator>LibreOffice/6.0.7.3$Linux_X86_64 LibreOffice_project/00m0$Build-3</meta:generator>
    <meta:document-statistic meta:object-count="37"/>
  </office:meta>
</office:document-meta>
</file>